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nb" fo:country="NO" fo:font-weight="bold" officeooo:rsid="0005b09a" officeooo:paragraph-rsid="0005b09a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nb" fo:country="NO" officeooo:rsid="0005e911" officeooo:paragraph-rsid="0005e911" style:font-size-asian="10.5pt"/>
    </style:style>
    <style:style style:name="P3" style:family="paragraph" style:parent-style-name="Standard">
      <style:text-properties fo:language="nb" fo:country="NO" officeooo:rsid="0005f6ac" officeooo:paragraph-rsid="0005e911" style:font-size-asian="10.5pt"/>
    </style:style>
    <style:style style:name="P4" style:family="paragraph" style:parent-style-name="Standard">
      <style:text-properties fo:language="nb" fo:country="NO" officeooo:rsid="0005f6ac" officeooo:paragraph-rsid="0005f6ac" style:font-size-asian="10.5pt"/>
    </style:style>
    <style:style style:name="P5" style:family="paragraph" style:parent-style-name="Standard">
      <style:text-properties fo:language="nb" fo:country="NO" officeooo:rsid="00060b72" officeooo:paragraph-rsid="00060b72" style:font-size-asian="10.5pt"/>
    </style:style>
    <style:style style:name="P6" style:family="paragraph" style:parent-style-name="Standard">
      <style:text-properties fo:language="nb" fo:country="NO" officeooo:rsid="000828b0" officeooo:paragraph-rsid="000828b0" style:font-size-asian="10.5pt"/>
    </style:style>
    <style:style style:name="P7" style:family="paragraph" style:parent-style-name="Standard">
      <style:text-properties fo:language="nb" fo:country="NO" officeooo:rsid="0008ba33" officeooo:paragraph-rsid="0008ba33" style:font-size-asian="10.5pt"/>
    </style:style>
    <style:style style:name="P8" style:family="paragraph" style:parent-style-name="Standard">
      <style:text-properties fo:language="nb" fo:country="NO" officeooo:rsid="000a4a40" officeooo:paragraph-rsid="000a4a40" style:font-size-asian="10.5pt"/>
    </style:style>
    <style:style style:name="P9" style:family="paragraph" style:parent-style-name="Standard">
      <style:text-properties fo:language="nb" fo:country="NO" officeooo:rsid="000c3283" officeooo:paragraph-rsid="000c3283" style:font-size-asian="10.5pt"/>
    </style:style>
    <style:style style:name="P10" style:family="paragraph" style:parent-style-name="Standard">
      <style:text-properties fo:language="nb" fo:country="NO" officeooo:rsid="0005e911" officeooo:paragraph-rsid="0005b09a"/>
    </style:style>
    <style:style style:name="P11" style:family="paragraph" style:parent-style-name="Standard">
      <style:text-properties fo:language="nb" fo:country="NO" officeooo:rsid="0005e911" officeooo:paragraph-rsid="0005e911"/>
    </style:style>
    <style:style style:name="P12" style:family="paragraph" style:parent-style-name="Standard">
      <style:text-properties fo:language="nb" fo:country="NO" fo:font-style="italic" fo:font-weight="bold" officeooo:rsid="0005e911" officeooo:paragraph-rsid="0005e911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nb" fo:country="NO" fo:font-style="italic" fo:font-weight="bold" officeooo:rsid="0005e911" officeooo:paragraph-rsid="0005e911" style:font-size-asian="10.5pt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language="nb" fo:country="NO" fo:font-style="italic" fo:font-weight="bold" officeooo:rsid="00060b72" officeooo:paragraph-rsid="00060b72" style:font-size-asian="10.5pt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language="nb" fo:country="NO" fo:font-style="italic" fo:font-weight="bold" officeooo:rsid="000a4a40" officeooo:paragraph-rsid="000a4a40" style:font-size-asian="10.5pt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language="nb" fo:country="NO" fo:font-style="italic" fo:font-weight="bold" officeooo:rsid="000c3283" officeooo:paragraph-rsid="000c3283" style:font-size-asian="10.5p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language="nb" fo:country="NO" fo:font-weight="bold" officeooo:rsid="000828b0" officeooo:paragraph-rsid="000828b0" style:font-size-asian="10.5pt" style:font-weight-asian="bold" style:font-weight-complex="bold"/>
    </style:style>
    <style:style style:name="P18" style:family="paragraph" style:parent-style-name="Standard">
      <style:text-properties fo:color="#ff3333" fo:language="nb" fo:country="NO" officeooo:rsid="0005f6ac" officeooo:paragraph-rsid="0005f6ac" style:font-size-asian="10.5pt"/>
    </style:style>
    <style:style style:name="P19" style:family="paragraph" style:parent-style-name="Standard">
      <style:text-properties fo:color="#000000" fo:language="nb" fo:country="NO" officeooo:rsid="0005f6ac" officeooo:paragraph-rsid="0005f6ac" style:font-size-asian="10.5pt"/>
    </style:style>
    <style:style style:name="P20" style:family="paragraph" style:parent-style-name="Standard">
      <style:text-properties fo:color="#000000" fo:language="nb" fo:country="NO" officeooo:rsid="0005f6ac" officeooo:paragraph-rsid="0005f6ac" style:font-size-asian="10.5pt"/>
    </style:style>
    <style:style style:name="P21" style:family="paragraph" style:parent-style-name="Standard">
      <style:text-properties fo:color="#000000" fo:language="nb" fo:country="NO" officeooo:rsid="0005f6ac" officeooo:paragraph-rsid="000c3283" style:font-size-asian="10.5pt"/>
    </style:style>
    <style:style style:name="T1" style:family="text">
      <style:text-properties officeooo:rsid="00067504"/>
    </style:style>
    <style:style style:name="T2" style:family="text">
      <style:text-properties officeooo:rsid="000c3283"/>
    </style:style>
    <style:style style:name="T3" style:family="text">
      <style:text-properties officeooo:rsid="000c63b5"/>
    </style:style>
    <style:style style:name="T4" style:family="text">
      <style:text-properties officeooo:rsid="0013d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jektbeskrivelse</text:p>
      <text:p text:style-name="P10"/>
      <text:p text:style-name="P12">Tittel:</text:p>
      <text:p text:style-name="P11"/>
      <text:p text:style-name="P2">Nettverksstyrt relé (avhenging av miljøvariabler/sensorer)</text:p>
      <text:p text:style-name="P2"/>
      <text:p text:style-name="P15">Personer:</text:p>
      <text:p text:style-name="P8"/>
      <text:p text:style-name="P8">Ole Eirik Heggelund, Lars Erik Midtsundstad Storbukås</text:p>
      <text:p text:style-name="P8"/>
      <text:p text:style-name="P16">Emne:</text:p>
      <text:p text:style-name="P9"/>
      <text:p text:style-name="P9">INF219 Informatikkprosjekt</text:p>
      <text:p text:style-name="P2"/>
      <text:p text:style-name="P13">Hva ønsker vi å oppnå:</text:p>
      <text:p text:style-name="P2"/>
      <text:p text:style-name="P2">Kontrollere elektroniske apparater på en enkel måte, og kunne sette opp et tidsskjema som skal følges. Eksempler på bruk er; «ring hytta varm»-effekt, styr når varmen skrur seg på om morgenen, skru på kaffemaskinen mens du sitter i stua.</text:p>
      <text:p text:style-name="P2"/>
      <text:p text:style-name="P17">Hva vi tenker å bruke:</text:p>
      <text:p text:style-name="P6"/>
      <text:p text:style-name="P7">Raspberry Pi og GPIO-portene, <text:span text:style-name="T2">nettverk for kommunikasjon, elektronikk for oppsett av relé og tilhørende sensorer for å kontrollere dette.</text:span></text:p>
      <text:p text:style-name="P2"/>
      <text:p text:style-name="P13">Milepæler <text:span text:style-name="T2">i løpet av semesteret</text:span>:</text:p>
      <text:p text:style-name="P3"/>
      <text:p text:style-name="P19">1. Styr LED-lys med <text:span text:style-name="T2">data</text:span>maskinen.</text:p>
      <text:p text:style-name="P19"/>
      <text:p text:style-name="P21">2. Lese sensorverdier på <text:span text:style-name="T2">data</text:span>maskinen, og skriv de ut via kommandolinja.</text:p>
      <text:p text:style-name="P19"/>
      <text:p text:style-name="P19">3. Få maskinen til utføre handlinger basert eksterne hendelser (som sensorverdier, klokkeslett, osv.), og deretter styre output (som lys, relé).</text:p>
      <text:p text:style-name="P18"/>
      <text:p text:style-name="P19">4. Programmer oppsett for server-klient kommunikasjon. Slik at output og input kan kontrolleres og vises via nettverkslink.</text:p>
      <text:p text:style-name="P4"/>
      <text:p text:style-name="P4">5. Finne ut hvordan elektronikken skal settes opp (relé, sensorer, osv.), og koble dette sammen for testing.</text:p>
      <text:p text:style-name="P4"/>
      <text:p text:style-name="P4">6. Monter det elektroniske til «det endelige produkt».</text:p>
      <text:p text:style-name="P4"/>
      <text:p text:style-name="P4">7. Modifiser programmet til å være tilpass<text:span text:style-name="T4">eba</text:span>et til det elektroniske oppsettet.</text:p>
      <text:p text:style-name="P4"/>
      <text:p text:style-name="P4">8. Modifiser programmet til å kunne sette relasjoner og handlinger mellom sensorer og releét.</text:p>
      <text:p text:style-name="P4"/>
      <text:p text:style-name="P4">9. Sett opp enkelt brukergrensesnitt via nettleser.</text:p>
      <text:p text:style-name="P4"/>
      <text:p text:style-name="P4">10. Lag enkel Android-applikasjon for styring av systemet</text:p>
      <text:p text:style-name="P4"/>
      <text:p text:style-name="P14"/>
      <text:p text:style-name="P14"/>
      <text:p text:style-name="P14"><text:soft-page-break/>Nødvendig hardware:</text:p>
      <text:p text:style-name="P5"/>
      <text:p text:style-name="P5">- Raspberry Pi GPIO Breakout Board</text:p>
      <text:p text:style-name="P5">- Stikkontakt</text:p>
      <text:p text:style-name="P5">- RJ45 <text:span text:style-name="T1">Kontakter</text:span></text:p>
      <text:p text:style-name="P5">- <text:span text:style-name="T1">Boks</text:span></text:p>
      <text:p text:style-name="P5">- <text:span text:style-name="T1">Relé</text:span></text:p>
      <text:p text:style-name="P5">- <text:span text:style-name="T1">Strømkabler</text:span></text:p>
      <text:p text:style-name="P5">- <text:span text:style-name="T3">Arduino for analoge sensorer/signa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4:23:38.997724461</meta:creation-date>
    <dc:date>2015-03-12T10:13:59.434787703</dc:date>
    <meta:editing-duration>PT1H48M10S</meta:editing-duration>
    <meta:editing-cycles>14</meta:editing-cycles>
    <meta:generator>LibreOffice/4.2.7.2$Linux_X86_64 LibreOffice_project/420m0$Build-2</meta:generator>
    <dc:creator>Lars Storbukås</dc:creator>
    <meta:document-statistic meta:table-count="0" meta:image-count="0" meta:object-count="0" meta:page-count="2" meta:paragraph-count="30" meta:word-count="233" meta:character-count="1587" meta:non-whitespace-character-count="1384"/>
  </office:meta>
</office:document-meta>
</file>